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2.1493in"/>
    </style:style>
    <style:style style:name="Table1.B" style:family="table-column">
      <style:table-column-properties style:column-width="2.116in"/>
    </style:style>
    <style:style style:name="Table1.C" style:family="table-column">
      <style:table-column-properties style:column-width="2.4278in"/>
    </style:style>
    <style:style style:name="Table1.A1" style:family="table-cell">
      <style:table-cell-properties style:vertical-align="middle" fo:padding="0.0417in" fo:border="none"/>
    </style:style>
    <style:style style:name="P1" style:family="paragraph" style:parent-style-name="Table_20_Contents">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20"/>
    <style:style style:name="P8" style:family="paragraph" style:parent-style-name="Text_20_body" style:list-style-name="L21"/>
    <style:style style:name="P9" style:family="paragraph" style:parent-style-name="Text_20_body" style:list-style-name="L22"/>
    <style:style style:name="P10" style:family="paragraph" style:parent-style-name="Text_20_body" style:list-style-name="L1">
      <style:paragraph-properties fo:margin-top="0in" fo:margin-bottom="0in" loext:contextual-spacing="false"/>
    </style:style>
    <style:style style:name="P11" style:family="paragraph" style:parent-style-name="Text_20_body" style:list-style-name="L1">
      <style:paragraph-properties fo:margin-top="0in" fo:margin-bottom="0in" loext:contextual-spacing="false"/>
      <style:text-properties officeooo:paragraph-rsid="0010d9ad"/>
    </style:style>
    <style:style style:name="P12" style:family="paragraph" style:parent-style-name="Text_20_body" style:list-style-name="L2">
      <style:paragraph-properties fo:margin-top="0in" fo:margin-bottom="0in" loext:contextual-spacing="false"/>
    </style:style>
    <style:style style:name="P13" style:family="paragraph" style:parent-style-name="Text_20_body" style:list-style-name="L3">
      <style:paragraph-properties fo:margin-top="0in" fo:margin-bottom="0in" loext:contextual-spacing="false"/>
    </style:style>
    <style:style style:name="P14" style:family="paragraph" style:parent-style-name="Text_20_body" style:list-style-name="L4">
      <style:paragraph-properties fo:margin-top="0in" fo:margin-bottom="0in" loext:contextual-spacing="false"/>
    </style:style>
    <style:style style:name="P15" style:family="paragraph" style:parent-style-name="Text_20_body" style:list-style-name="L5">
      <style:paragraph-properties fo:margin-top="0in" fo:margin-bottom="0in" loext:contextual-spacing="false"/>
    </style:style>
    <style:style style:name="P16" style:family="paragraph" style:parent-style-name="Text_20_body" style:list-style-name="L21">
      <style:paragraph-properties fo:margin-top="0in" fo:margin-bottom="0in" loext:contextual-spacing="false"/>
    </style:style>
    <style:style style:name="P17" style:family="paragraph" style:parent-style-name="Text_20_body" style:list-style-name="L22">
      <style:paragraph-properties fo:margin-top="0in" fo:margin-bottom="0in" loext:contextual-spacing="false"/>
    </style:style>
    <style:style style:name="P18" style:family="paragraph" style:parent-style-name="Table_20_Contents" style:list-style-name="L6"/>
    <style:style style:name="P19" style:family="paragraph" style:parent-style-name="Table_20_Contents" style:list-style-name="L7"/>
    <style:style style:name="P20" style:family="paragraph" style:parent-style-name="Table_20_Contents" style:list-style-name="L8"/>
    <style:style style:name="P21" style:family="paragraph" style:parent-style-name="Table_20_Contents" style:list-style-name="L9"/>
    <style:style style:name="P22" style:family="paragraph" style:parent-style-name="Table_20_Contents" style:list-style-name="L10"/>
    <style:style style:name="P23" style:family="paragraph" style:parent-style-name="Table_20_Contents" style:list-style-name="L11"/>
    <style:style style:name="P24" style:family="paragraph" style:parent-style-name="Table_20_Contents" style:list-style-name="L12"/>
    <style:style style:name="P25" style:family="paragraph" style:parent-style-name="Table_20_Contents" style:list-style-name="L13"/>
    <style:style style:name="P26" style:family="paragraph" style:parent-style-name="Table_20_Contents" style:list-style-name="L14"/>
    <style:style style:name="P27" style:family="paragraph" style:parent-style-name="Table_20_Contents" style:list-style-name="L15"/>
    <style:style style:name="P28" style:family="paragraph" style:parent-style-name="Table_20_Contents" style:list-style-name="L16"/>
    <style:style style:name="P29" style:family="paragraph" style:parent-style-name="Table_20_Contents" style:list-style-name="L17"/>
    <style:style style:name="P30" style:family="paragraph" style:parent-style-name="Table_20_Contents" style:list-style-name="L18"/>
    <style:style style:name="P31" style:family="paragraph" style:parent-style-name="Table_20_Contents" style:list-style-name="L19"/>
    <style:style style:name="P32" style:family="paragraph" style:parent-style-name="Table_20_Contents" style:list-style-name="L6">
      <style:paragraph-properties fo:margin-top="0in" fo:margin-bottom="0.1965in" loext:contextual-spacing="false"/>
    </style:style>
    <style:style style:name="P33" style:family="paragraph" style:parent-style-name="Table_20_Contents" style:list-style-name="L7">
      <style:paragraph-properties fo:margin-top="0in" fo:margin-bottom="0.1965in" loext:contextual-spacing="false"/>
    </style:style>
    <style:style style:name="P34" style:family="paragraph" style:parent-style-name="Table_20_Contents" style:list-style-name="L8">
      <style:paragraph-properties fo:margin-top="0in" fo:margin-bottom="0.1965in" loext:contextual-spacing="false"/>
    </style:style>
    <style:style style:name="P35" style:family="paragraph" style:parent-style-name="Table_20_Contents" style:list-style-name="L9">
      <style:paragraph-properties fo:margin-top="0in" fo:margin-bottom="0.1965in" loext:contextual-spacing="false"/>
    </style:style>
    <style:style style:name="P36" style:family="paragraph" style:parent-style-name="Table_20_Contents" style:list-style-name="L10">
      <style:paragraph-properties fo:margin-top="0in" fo:margin-bottom="0.1965in" loext:contextual-spacing="false"/>
    </style:style>
    <style:style style:name="P37" style:family="paragraph" style:parent-style-name="Table_20_Contents" style:list-style-name="L11">
      <style:paragraph-properties fo:margin-top="0in" fo:margin-bottom="0.1965in" loext:contextual-spacing="false"/>
    </style:style>
    <style:style style:name="P38" style:family="paragraph" style:parent-style-name="Table_20_Contents" style:list-style-name="L12">
      <style:paragraph-properties fo:margin-top="0in" fo:margin-bottom="0.1965in" loext:contextual-spacing="false"/>
    </style:style>
    <style:style style:name="P39" style:family="paragraph" style:parent-style-name="Table_20_Contents" style:list-style-name="L13">
      <style:paragraph-properties fo:margin-top="0in" fo:margin-bottom="0.1965in" loext:contextual-spacing="false"/>
    </style:style>
    <style:style style:name="P40" style:family="paragraph" style:parent-style-name="Table_20_Contents" style:list-style-name="L14">
      <style:paragraph-properties fo:margin-top="0in" fo:margin-bottom="0.1965in" loext:contextual-spacing="false"/>
    </style:style>
    <style:style style:name="P41" style:family="paragraph" style:parent-style-name="Table_20_Contents" style:list-style-name="L15">
      <style:paragraph-properties fo:margin-top="0in" fo:margin-bottom="0.1965in" loext:contextual-spacing="false"/>
    </style:style>
    <style:style style:name="P42" style:family="paragraph" style:parent-style-name="Table_20_Contents" style:list-style-name="L16">
      <style:paragraph-properties fo:margin-top="0in" fo:margin-bottom="0.1965in" loext:contextual-spacing="false"/>
    </style:style>
    <style:style style:name="P43" style:family="paragraph" style:parent-style-name="Table_20_Contents" style:list-style-name="L17">
      <style:paragraph-properties fo:margin-top="0in" fo:margin-bottom="0.1965in" loext:contextual-spacing="false"/>
    </style:style>
    <style:style style:name="P44" style:family="paragraph" style:parent-style-name="Table_20_Contents" style:list-style-name="L18">
      <style:paragraph-properties fo:margin-top="0in" fo:margin-bottom="0.1965in" loext:contextual-spacing="false"/>
    </style:style>
    <style:style style:name="P45" style:family="paragraph" style:parent-style-name="Table_20_Contents" style:list-style-name="L19">
      <style:paragraph-properties fo:margin-top="0in" fo:margin-bottom="0.1965in" loext:contextual-spacing="false"/>
    </style:style>
    <style:style style:name="T1" style:family="text">
      <style:text-properties fo:font-style="italic"/>
    </style:style>
    <style:style style:name="T2" style:family="text">
      <style:text-properties fo:font-weight="bold"/>
    </style:style>
    <style:style style:name="T3" style:family="text">
      <style:text-properties officeooo:rsid="000f75fb"/>
    </style:style>
    <style:style style:name="T4" style:family="text">
      <style:text-properties officeooo:rsid="0010d9ad"/>
    </style:style>
    <style:style style:name="T5" style:family="text">
      <style:text-properties officeooo:rsid="001123b8"/>
    </style:style>
    <style:style style:name="T6" style:family="text">
      <style:text-properties officeooo:rsid="001204cf"/>
    </style:style>
    <style:style style:name="T7" style:family="text">
      <style:text-properties officeooo:rsid="001378cb"/>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troduction</text:h>
      <text:p text:style-name="Text_20_body">Welcome to <text:span text:style-name="T3">Harezmi IT Solutions</text:span> <text:span text:style-name="T3">Inc. </text:span>privacy notice.</text:p>
      <text:p text:style-name="Text_20_body"><text:span text:style-name="T3">Harezmi</text:span> <text:span text:style-name="T3">IT Solutions Inc. </text:span>respects your privacy and is committed to protecting your personal data. This privacy notice will inform you as to how we look after your personal data when you visit our website (regardless of where you visit it from) and tell you about your privacy rights and how the law protects you.</text:p>
      <text:p text:style-name="Text_20_body"/>
      <text:section text:style-name="Sect1" text:name="important">
        <text:h text:style-name="Heading_20_2" text:outline-level="2">1. Important information and who we are</text:h>
        <text:h text:style-name="Heading_20_3" text:outline-level="3">Purpose of this privacy notice</text:h>
        <text:p text:style-name="Text_20_body">This privacy notice aims to give you information on how <text:span text:style-name="T3">Harezmi</text:span> <text:span text:style-name="T3">IT Solutions Inc. </text:span>collects and processes your personal data through your use of this website, including any data you may provide through this website.</text:p>
        <text:p text:style-name="Text_20_body">It is important that you read this privacy notice together with any other privacy notice or fair processing notice we may provide on specific occasions when we are collecting or processing personal data about you so that you are fully aware of how and why we are using your data. This privacy notice supplements the other notices and is not intended to override them.</text:p>
        <text:h text:style-name="Heading_20_3" text:outline-level="3">Controller</text:h>
        <text:p text:style-name="Text_20_body"><text:span text:style-name="T3">Harezmi IT Solutions Inc.</text:span> is the controller and responsible for your personal data (collectively referred to as "<text:span text:style-name="T3">Harezmi</text:span>", "<text:span text:style-name="T3">Speedy Framework</text:span>", "we", "us" or "our" in this privacy notice).</text:p>
        <text:p text:style-name="Text_20_body">We have appointed a data privacy manager who is responsible for overseeing questions in relation to this privacy notice. If you have any questions about this privacy notice, including any requests to exercise your <text:span text:style-name="T1">legal rights</text:span>, please contact the data privacy manager using the details set out below.</text:p>
        <text:h text:style-name="Heading_20_3" text:outline-level="3">Contact details</text:h>
        <text:p text:style-name="Text_20_body">Our full details are:</text:p>
        <text:list xml:id="list2014032540" text:style-name="L1">
          <text:list-item>
            <text:p text:style-name="P10">Full name of legal entity: <text:span text:style-name="T3">Harezmi IT Solutions Inc.</text:span></text:p>
          </text:list-item>
          <text:list-item>
            <text:p text:style-name="P10">Name of data privacy manager: <text:span text:style-name="T3">Kenan Sevindik</text:span></text:p>
          </text:list-item>
          <text:list-item>
            <text:p text:style-name="P10">Email address: <text:a xlink:type="simple" xlink:href="mailto:ksevindik@harezmi.com.tr" text:style-name="Internet_20_link" text:visited-style-name="Visited_20_Internet_20_Link"><text:span text:style-name="T3">ksevindik@harezmi.com.tr</text:span></text:a></text:p>
          </text:list-item>
          <text:list-item>
            <text:p text:style-name="P11">Postal address: ODTÜ Teknokent İkizler Binası ZK-3 Üniversiteler Mah. İhsan Doğramacı Bul. No:35 Çankaya Ankara Türkiye 06800</text:p>
          </text:list-item>
          <text:list-item>
            <text:p text:style-name="P2">Telephone number: <text:span text:style-name="T3">+90 312 210 1036</text:span></text:p>
          </text:list-item>
        </text:list>
        <text:h text:style-name="Heading_20_3" text:outline-level="3">Changes to the privacy notice and your duty to inform us of changes</text:h>
        <text:p text:style-name="Text_20_body">This version was last updated on <text:span text:style-name="T4">April</text:span> 201<text:span text:style-name="T4">9</text:span>.</text:p>
        <text:p text:style-name="Text_20_body">It is important that the personal data we hold about you is accurate and current. Please keep us informed if your personal data changes during your relationship with us.</text:p>
        <text:h text:style-name="Heading_20_3" text:outline-level="3"><text:soft-page-break/>Third-party links</text:h>
        <text:p text:style-name="Text_20_body">This website may include links to third-party websites, plug-ins and applications. Clicking on those links or enabling those connections may allow third parties to collect or share data about you. We do not control these third-party websites and are not responsible for their privacy statements. When you leave our website, we encourage you to read the privacy notice of every website you visit.</text:p>
      </text:section>
      <text:section text:style-name="Sect1" text:name="collected_data">
        <text:h text:style-name="Heading_20_2" text:outline-level="2">2. The data we collect about you</text:h>
        <text:p text:style-name="Text_20_body">Personal data, or personal information, means any information about an individual from which that person can be identified. It does not include data where the identity has been removed (anonymous data).</text:p>
        <text:p text:style-name="Text_20_body">We may collect, use, store and transfer different kinds of personal data about you which we have grouped together follows:</text:p>
        <text:list xml:id="list1222341322" text:style-name="L2">
          <text:list-item>
            <text:p text:style-name="P12"><text:span text:style-name="T2">Identity Data</text:span> includes first name, last name, username or similar identifier, title, photo. </text:p>
          </text:list-item>
          <text:list-item>
            <text:p text:style-name="P12"><text:span text:style-name="T2">Contact Data</text:span> includes billing address, delivery address, email address. </text:p>
          </text:list-item>
          <text:list-item>
            <text:p text:style-name="P12"><text:span text:style-name="T2">Financial Data</text:span> includes bank account and payment card details. </text:p>
          </text:list-item>
          <text:list-item>
            <text:p text:style-name="P12"><text:span text:style-name="T2">Transaction Data</text:span> includes details about payments to and from you and other details of products and services you have purchased from us. </text:p>
          </text:list-item>
          <text:list-item>
            <text:p text:style-name="P12"><text:span text:style-name="T2">Technical Data</text:span> includes internet protocol (IP) address, your login data, browser type and version, time zone setting and location, browser plug-in types and versions, operating system and platform and other technology on the devices you use to access this website. </text:p>
          </text:list-item>
          <text:list-item>
            <text:p text:style-name="P12"><text:span text:style-name="T2">Profile Data</text:span> includes your username and password, purchases or orders made by you, your interests, preferences, feedback and survey responses. </text:p>
          </text:list-item>
          <text:list-item>
            <text:p text:style-name="P12"><text:span text:style-name="T2">Usage Data</text:span> includes information about how you use our website, products and services. </text:p>
          </text:list-item>
          <text:list-item>
            <text:p text:style-name="P3"><text:span text:style-name="T2">Marketing and Communications Data</text:span> includes your preferences in receiving marketing from us and our third parties and your communication preferences. </text:p>
          </text:list-item>
        </text:list>
        <text:p text:style-name="Text_20_body">We also collect, use and share <text:span text:style-name="T2">Aggregated Data</text:span> such as statistical or demographic data for any purpose. Aggregated Data may be derived from your personal data but is not considered personal data in law as this data does <text:span text:style-name="T2">not</text:span> directly or indirectly reveal your identity. For example, we may aggregate your Usage Data to calculate the percentage of users accessing a specific website feature. However, if we combine or connect Aggregated Data with your personal data so that it can directly or indirectly identify you, we treat the combined data as personal data which will be used in accordance with this privacy notice.</text:p>
        <text:p text:style-name="Text_20_body">We do not collect any <text:span text:style-name="T2">Special Categories of Personal Data</text:span> about you (this includes details about your race or ethnicity, religious or philosophical beliefs, sex life, sexual orientation, political opinions, trade union membership, information about your health and genetic and biometric data). Nor do we collect any information about criminal convictions and offences.</text:p>
        <text:h text:style-name="Heading_20_3" text:outline-level="3">If you fail to provide personal data</text:h>
        <text:p text:style-name="Text_20_body">Where we need to collect personal data by law, or under the terms of a contract we have with you and you fail to provide that data when requested, we may not be able to perform the contract we have or are trying to enter into with you (for example, to provide you with goods or services). In <text:soft-page-break/>this case, we may have to cancel a product or service you have with us but we will notify you if this is the case at the time. </text:p>
      </text:section>
      <text:section text:style-name="Sect1" text:name="personal_data_collected">
        <text:h text:style-name="Heading_20_2" text:outline-level="2">3. How is your personal data collected?</text:h>
        <text:p text:style-name="Text_20_body">We use different methods to collect data from and about you including through:</text:p>
        <text:p text:style-name="Text_20_body"><text:span text:style-name="T2">Direct interactions.</text:span> You may give us your Identity, Contact and Financial Data by filling in forms or by corresponding with us by post, phone, email or otherwise. This includes personal data you provide when you:</text:p>
        <text:list xml:id="list319257957" text:style-name="L3">
          <text:list-item>
            <text:p text:style-name="P13">register on website; </text:p>
          </text:list-item>
          <text:list-item>
            <text:p text:style-name="P13">order our services; </text:p>
          </text:list-item>
          <text:list-item>
            <text:p text:style-name="P13">request marketing to be sent to you; </text:p>
          </text:list-item>
          <text:list-item>
            <text:p text:style-name="P13">enter a competition, promotion or survey; or </text:p>
          </text:list-item>
          <text:list-item>
            <text:p text:style-name="P4">give us some feedback. </text:p>
          </text:list-item>
        </text:list>
        <text:p text:style-name="Text_20_body"><text:span text:style-name="T2">Automated technologies or interactions</text:span>. As you interact with our website, we may automatically collect Technical Data about your equipment, browsing actions and patterns. We collect this personal data by using cookies, server logs and other similar technologies. We may also receive Technical Data about you if you visit other websites employing our cookies. Please see our <text:span text:style-name="T5">cookies policy</text:span> for further details.</text:p>
        <text:p text:style-name="Text_20_body"><text:span text:style-name="T2">Third parties or publicly available sources.</text:span> We may receive personal data about you from various third parties as set out below </text:p>
        <text:list xml:id="list2907050536" text:style-name="L4">
          <text:list-item>
            <text:p text:style-name="P14">Technical Data from the following parties: </text:p>
            <text:list>
              <text:list-item>
                <text:p text:style-name="P14">analytics providers such as Google based outside the EU; </text:p>
              </text:list-item>
              <text:list-item>
                <text:p text:style-name="P5">advertising networks such as Twitter, Facebook and Google based outside the EU; </text:p>
              </text:list-item>
            </text:list>
          </text:list-item>
        </text:list>
      </text:section>
      <text:section text:style-name="Sect1" text:name="personal_data_using">
        <text:h text:style-name="Heading_20_2" text:outline-level="2">4. How we use your personal data</text:h>
        <text:p text:style-name="Text_20_body">We will only use your personal data when the law allows us to. Most commonly, we will use your personal data in the following circumstances:</text:p>
        <text:list xml:id="list1754673379" text:style-name="L5">
          <text:list-item>
            <text:p text:style-name="P15">Where we need to <text:span text:style-name="T2">perform the contract</text:span> we are about to enter into or have entered into with you. </text:p>
          </text:list-item>
          <text:list-item>
            <text:p text:style-name="P15">Where it is necessary for our <text:span text:style-name="T2">legitimate interests</text:span> (or those of a third party) and your interests and fundamental rights do not override those interests. Legitimate interest means the interest of our business in conducting and managing our business to enable us to give you the best service/product and the best and most secure experience. We make sure we consider and balance any potential impact on you (both positive and negative) and your rights before we process your personal data for our legitimate interests. We do not use your personal data for activities where our interests are overridden by the impact on you (unless we have your consent or are otherwise required or permitted to by law). You can obtain further information about how we assess our legitimate interests against any potential impact on you in respect of specific activities by <text:a xlink:type="simple" xlink:href="http://www.speedyframework.com/contact.html" text:style-name="Internet_20_link" text:visited-style-name="Visited_20_Internet_20_Link"><text:span text:style-name="T5">contacts</text:span></text:a>. </text:p>
          </text:list-item>
          <text:list-item>
            <text:p text:style-name="P6">Where we need to comply with a legal or regulatory obligation. </text:p>
          </text:list-item>
        </text:list>
        <text:p text:style-name="Text_20_body"><text:soft-page-break/>Generally we do not rely on consent as a legal basis for processing your personal data other than in relation to sending third party direct marketing communications to you via email or text message. You have the right to withdraw consent to marketing at any time by <text:a xlink:type="simple" xlink:href="http://www.speedyframework.com/contact.html" text:style-name="Internet_20_link" text:visited-style-name="Visited_20_Internet_20_Link">contacts</text:a>.</text:p>
        <text:h text:style-name="Heading_20_3" text:outline-level="3">Purposes for which we will use your personal data</text:h>
        <text:p text:style-name="Text_20_body">We have set out below, in a table format, a description of all the ways we plan to use your personal data, and which of the legal bases we rely on to do so. We have also identified what our legitimate interests are where appropriate.</text:p>
        <text:p text:style-name="Text_20_body">Note that we may process your personal data for more than one lawful ground depending on the specific purpose for which we are using your data. Please <text:a xlink:type="simple" xlink:href="http://www.speedyframework.com/contact.html" text:style-name="Internet_20_link" text:visited-style-name="Visited_20_Internet_20_Link">contact us</text:a> if you need details about the specific legal ground we are relying on to process your personal data where more than one ground has been set out in the table below.</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urpose/Activity</text:p>
            </table:table-cell>
            <table:table-cell table:style-name="Table1.A1" office:value-type="string">
              <text:p text:style-name="Table_20_Heading">Type of data</text:p>
            </table:table-cell>
            <table:table-cell table:style-name="Table1.A1" office:value-type="string">
              <text:p text:style-name="Table_20_Heading">Lawful basis for processing including basis of legitimate interest</text:p>
            </table:table-cell>
          </table:table-row>
          <table:table-row>
            <table:table-cell table:style-name="Table1.A1" office:value-type="string">
              <text:p text:style-name="Table_20_Contents">To register you as a new customer</text:p>
            </table:table-cell>
            <table:table-cell table:style-name="Table1.A1" office:value-type="string">
              <text:list xml:id="list1786105655" text:style-name="L6">
                <text:list-item>
                  <text:p text:style-name="P18">Identity </text:p>
                </text:list-item>
                <text:list-item>
                  <text:p text:style-name="P32">Contact </text:p>
                </text:list-item>
              </text:list>
            </table:table-cell>
            <table:table-cell table:style-name="Table1.A1" office:value-type="string">
              <text:p text:style-name="Table_20_Contents">Performance of a contract with you</text:p>
            </table:table-cell>
          </table:table-row>
          <table:table-row>
            <table:table-cell table:style-name="Table1.A1" office:value-type="string">
              <text:p text:style-name="P1">To process and deliver your order including: </text:p>
              <text:list xml:id="list40462076" text:style-name="L7">
                <text:list-item>
                  <text:p text:style-name="P19">Manage payments, fees and charges </text:p>
                </text:list-item>
                <text:list-item>
                  <text:p text:style-name="P33">Collect and recover money owed to us </text:p>
                </text:list-item>
              </text:list>
            </table:table-cell>
            <table:table-cell table:style-name="Table1.A1" office:value-type="string">
              <text:list xml:id="list2672363322" text:style-name="L8">
                <text:list-item>
                  <text:p text:style-name="P20">Identity </text:p>
                </text:list-item>
                <text:list-item>
                  <text:p text:style-name="P20">Contact </text:p>
                </text:list-item>
                <text:list-item>
                  <text:p text:style-name="P20">Financial </text:p>
                </text:list-item>
                <text:list-item>
                  <text:p text:style-name="P20">Transaction </text:p>
                </text:list-item>
                <text:list-item>
                  <text:p text:style-name="P34">Marketing and Communications </text:p>
                </text:list-item>
              </text:list>
            </table:table-cell>
            <table:table-cell table:style-name="Table1.A1" office:value-type="string">
              <text:list xml:id="list604875583" text:style-name="L9">
                <text:list-item>
                  <text:p text:style-name="P21">Performance of a contract with you </text:p>
                </text:list-item>
                <text:list-item>
                  <text:p text:style-name="P35">Necessary for our legitimate interests (to recover debts due to us) </text:p>
                </text:list-item>
              </text:list>
            </table:table-cell>
          </table:table-row>
          <table:table-row>
            <table:table-cell table:style-name="Table1.A1" office:value-type="string">
              <text:p text:style-name="P1">To manage our relationship with you which will include: </text:p>
              <text:list xml:id="list3923918546" text:style-name="L10">
                <text:list-item>
                  <text:p text:style-name="P22">Notifying you about changes to our terms or privacy policy </text:p>
                </text:list-item>
                <text:list-item>
                  <text:p text:style-name="P36">Asking you to leave a review or take a survey </text:p>
                </text:list-item>
              </text:list>
            </table:table-cell>
            <table:table-cell table:style-name="Table1.A1" office:value-type="string">
              <text:list xml:id="list3578279106" text:style-name="L11">
                <text:list-item>
                  <text:p text:style-name="P23">Identity </text:p>
                </text:list-item>
                <text:list-item>
                  <text:p text:style-name="P23">Contact </text:p>
                </text:list-item>
                <text:list-item>
                  <text:p text:style-name="P23">Profile </text:p>
                </text:list-item>
                <text:list-item>
                  <text:p text:style-name="P37">Marketing and Communications </text:p>
                </text:list-item>
              </text:list>
            </table:table-cell>
            <table:table-cell table:style-name="Table1.A1" office:value-type="string">
              <text:list xml:id="list26935179" text:style-name="L12">
                <text:list-item>
                  <text:p text:style-name="P24">Performance of a contract with you </text:p>
                </text:list-item>
                <text:list-item>
                  <text:p text:style-name="P24">Necessary to comply with a legal obligation </text:p>
                </text:list-item>
                <text:list-item>
                  <text:p text:style-name="P38">Necessary for our legitimate interests (to keep our records updated and to study how customers use our products/services) </text:p>
                </text:list-item>
              </text:list>
            </table:table-cell>
          </table:table-row>
          <table:table-row>
            <table:table-cell table:style-name="Table1.A1" office:value-type="string">
              <text:p text:style-name="Table_20_Contents">To enable you to partake in a prize draw, competition or complete a survey</text:p>
            </table:table-cell>
            <table:table-cell table:style-name="Table1.A1" office:value-type="string">
              <text:list xml:id="list415179550" text:style-name="L13">
                <text:list-item>
                  <text:p text:style-name="P25">Identity </text:p>
                </text:list-item>
                <text:list-item>
                  <text:p text:style-name="P25">Contact </text:p>
                </text:list-item>
                <text:list-item>
                  <text:p text:style-name="P25">Profile </text:p>
                </text:list-item>
                <text:list-item>
                  <text:p text:style-name="P25">Usage </text:p>
                </text:list-item>
                <text:list-item>
                  <text:p text:style-name="P39">Marketing and Communications </text:p>
                </text:list-item>
              </text:list>
            </table:table-cell>
            <table:table-cell table:style-name="Table1.A1" office:value-type="string">
              <text:list xml:id="list3285276221" text:style-name="L14">
                <text:list-item>
                  <text:p text:style-name="P26">Performance of a contract with you </text:p>
                </text:list-item>
                <text:list-item>
                  <text:p text:style-name="P40">Necessary for our legitimate interests (to study how customers use our products/services, to develop them and grow our business) </text:p>
                </text:list-item>
              </text:list>
            </table:table-cell>
          </table:table-row>
          <table:table-row>
            <table:table-cell table:style-name="Table1.A1" office:value-type="string">
              <text:p text:style-name="Table_20_Contents">To administer and protect our <text:soft-page-break/>business and this website (including troubleshooting, data analysis, testing, system maintenance, support, reporting and hosting of data)</text:p>
            </table:table-cell>
            <table:table-cell table:style-name="Table1.A1" office:value-type="string">
              <text:list xml:id="list969440461" text:style-name="L15">
                <text:list-item>
                  <text:p text:style-name="P27">Identity </text:p>
                </text:list-item>
                <text:list-item>
                  <text:p text:style-name="P27"><text:soft-page-break/>Contact </text:p>
                </text:list-item>
                <text:list-item>
                  <text:p text:style-name="P41">Technical </text:p>
                </text:list-item>
              </text:list>
            </table:table-cell>
            <table:table-cell table:style-name="Table1.A1" office:value-type="string">
              <text:list xml:id="list2558023825" text:style-name="L16">
                <text:list-item>
                  <text:p text:style-name="P28">Necessary for our <text:soft-page-break/>legitimate interests (for running our business, provision of administration and IT services, network security, to prevent fraud and in the context of a business reorganisation or group restructuring exercise) </text:p>
                </text:list-item>
                <text:list-item>
                  <text:p text:style-name="P42">Necessary to comply with a legal obligation </text:p>
                </text:list-item>
              </text:list>
            </table:table-cell>
          </table:table-row>
          <table:table-row>
            <table:table-cell table:style-name="Table1.A1" office:value-type="string">
              <text:p text:style-name="Table_20_Contents">To deliver relevant website content and advertisements to you and measure or understand the effectiveness of the advertising we serve to you</text:p>
            </table:table-cell>
            <table:table-cell table:style-name="Table1.A1" office:value-type="string">
              <text:list xml:id="list260376581" text:style-name="L17">
                <text:list-item>
                  <text:p text:style-name="P29">Identity </text:p>
                </text:list-item>
                <text:list-item>
                  <text:p text:style-name="P29">Contact </text:p>
                </text:list-item>
                <text:list-item>
                  <text:p text:style-name="P29">Profile </text:p>
                </text:list-item>
                <text:list-item>
                  <text:p text:style-name="P29">Usage </text:p>
                </text:list-item>
                <text:list-item>
                  <text:p text:style-name="P29">Marketing and Communications </text:p>
                </text:list-item>
                <text:list-item>
                  <text:p text:style-name="P43">Technical </text:p>
                </text:list-item>
              </text:list>
            </table:table-cell>
            <table:table-cell table:style-name="Table1.A1" office:value-type="string">
              <text:p text:style-name="Table_20_Contents">Necessary for our legitimate interests (to study how customers use our products/services, to develop them, to grow our business and to inform our marketing strategy)</text:p>
            </table:table-cell>
          </table:table-row>
          <table:table-row>
            <table:table-cell table:style-name="Table1.A1" office:value-type="string">
              <text:p text:style-name="Table_20_Contents">To use data analytics to improve our website, estimate our audience size and usage pattern; to store information about your preferences, and so allow us to customise our website according to your individual interests; to speed up your searches; and to recognise you when you return to our website</text:p>
            </table:table-cell>
            <table:table-cell table:style-name="Table1.A1" office:value-type="string">
              <text:list xml:id="list1612012013" text:style-name="L18">
                <text:list-item>
                  <text:p text:style-name="P30">Technical </text:p>
                </text:list-item>
                <text:list-item>
                  <text:p text:style-name="P44">Usage </text:p>
                </text:list-item>
              </text:list>
            </table:table-cell>
            <table:table-cell table:style-name="Table1.A1" office:value-type="string">
              <text:p text:style-name="Table_20_Contents">Necessary for our legitimate interests (to define types of customers for our products and services, to keep our website updated and relevant, to develop our business and to inform our marketing strategy)</text:p>
            </table:table-cell>
          </table:table-row>
          <table:table-row>
            <table:table-cell table:style-name="Table1.A1" office:value-type="string">
              <text:p text:style-name="Table_20_Contents">To make suggestions and recommendations to you about goods or services that may be of interest to you</text:p>
            </table:table-cell>
            <table:table-cell table:style-name="Table1.A1" office:value-type="string">
              <text:list xml:id="list1460639075" text:style-name="L19">
                <text:list-item>
                  <text:p text:style-name="P31">Identity </text:p>
                </text:list-item>
                <text:list-item>
                  <text:p text:style-name="P31">Contact </text:p>
                </text:list-item>
                <text:list-item>
                  <text:p text:style-name="P31">Technical </text:p>
                </text:list-item>
                <text:list-item>
                  <text:p text:style-name="P31">Usage </text:p>
                </text:list-item>
                <text:list-item>
                  <text:p text:style-name="P45">Profile </text:p>
                </text:list-item>
              </text:list>
            </table:table-cell>
            <table:table-cell table:style-name="Table1.A1" office:value-type="string">
              <text:p text:style-name="Table_20_Contents">Necessary for our legitimate interests (to develop our products/services and grow our business)</text:p>
            </table:table-cell>
          </table:table-row>
        </table:table>
        <text:h text:style-name="Heading_20_3" text:outline-level="3">Marketing</text:h>
        <text:p text:style-name="Text_20_body">We strive to provide you with choices regarding certain personal data uses, particularly around marketing and advertising.</text:p>
        <text:h text:style-name="Heading_20_3" text:outline-level="3">Promotional offers from us</text:h>
        <text:p text:style-name="Text_20_body">We may use your Identity, Contact, Technical, Usage and Profile Data to form a view on what we think you may want or need, or what may be of interest to you. This is how we decide which products, services and offers may be relevant for you (we call this marketing).</text:p>
        <text:p text:style-name="Text_20_body">You will receive marketing communications from us if you have requested information from us or purchased goods or services from us or if you provided us with your details when you entered a <text:soft-page-break/>competition or registered for a promotion and, in each case, you have not opted out of receiving that marketing.</text:p>
        <text:h text:style-name="Heading_20_3" text:outline-level="3">Third-party marketing</text:h>
        <text:p text:style-name="Text_20_body">We <text:span text:style-name="T6">won’t</text:span> share your personal data with any company outside <text:span text:style-name="T5">Harezmi</text:span> for marketing purposes.</text:p>
        <text:h text:style-name="Heading_20_3" text:outline-level="3">Cookies</text:h>
        <text:p text:style-name="Text_20_body">You can set your browser to refuse all or some browser cookies, or to alert you when websites set or access cookies. If you disable or refuse cookies, please note that some parts of this website may become inaccessible or not function properly. For more information about the cookies we use, please see <text:span text:style-name="T6">cookie policy.</text:span></text:p>
        <text:h text:style-name="Heading_20_3" text:outline-level="3">Change of purpose</text:h>
        <text:p text:style-name="Text_20_body">We will only use your personal data for the purposes for which we collected it, unless we reasonably consider that we need to use it for another reason and that reason is compatible with the original purpose. If you wish to get an explanation as to how the processing for the new purpose is compatible with the original purpose, please <text:a xlink:type="simple" xlink:href="http://www.speedyframework.com/contact.html" text:style-name="Internet_20_link" text:visited-style-name="Visited_20_Internet_20_Link">contact us</text:a>.</text:p>
        <text:p text:style-name="Text_20_body">If we need to use your personal data for an unrelated purpose, we will notify you and we will explain the legal basis which allows us to do so.</text:p>
        <text:p text:style-name="Text_20_body">Please note that we may process your personal data without your knowledge or consent, in compliance with the above rules, where this is required or permitted by law.</text:p>
      </text:section>
      <text:section text:style-name="Sect1" text:name="personal_data_disclosures">
        <text:h text:style-name="Heading_20_2" text:outline-level="2">5. Disclosures of your personal data</text:h>
        <text:p text:style-name="Text_20_body">We may have to share your personal data with the parties set out below for the purposes set out in the table in paragraph 4 above.</text:p>
        <text:list xml:id="list3488799497" text:style-name="L20">
          <text:list-item>
            <text:p text:style-name="P7">Braintree (legally owned by Paypal Inc.) — payment gateway. </text:p>
          </text:list-item>
        </text:list>
        <text:p text:style-name="Text_20_body">In the event that we sell or buy any business or assets, in which case we may disclose your personal data to the prospective seller or buyer of such business or assets.</text:p>
        <text:p text:style-name="Text_20_body">If <text:span text:style-name="T7">Harezmi</text:span> or substantially all of its assets are acquired by a third party, in which case personal data held by it about its customers will be one of the transferred assets.</text:p>
        <text:p text:style-name="Text_20_body">If we are under a duty to disclose or share your personal data in order to comply with any legal obligation, or in order to enforce or apply our terms and conditions and other agreements; or to protect the rights, property, or safety of us, our customers, or others. This includes exchanging information with other companies and organisations, such as credit reference agencies and fraud prevention agencies, for the purposes of fraud protection and prevention, credit risk reduction and to pursue debtors.</text:p>
        <text:p text:style-name="Text_20_body">We require any third parties which we have contracted with to respect the security of your personal data and to treat it in accordance with the law. We do not allow our third-party service providers to use your personal data for their own purposes and only permit them to process your personal data for specified purposes and in accordance with our instructions.</text:p>
      </text:section>
      <text:section text:style-name="Sect1" text:name="international_transfers">
        <text:h text:style-name="Heading_20_2" text:outline-level="2"><text:soft-page-break/>6. International transfers</text:h>
        <text:p text:style-name="Text_20_body">Some of our external third parties are based outside the European Economic Area (<text:span text:style-name="T2">EEA</text:span>) so their processing of your personal data will involve a transfer of data outside the EEA.</text:p>
        <text:p text:style-name="Text_20_body">Whenever we transfer your personal data out of the EEA, we ensure a similar degree of protection is afforded to it by ensuring at least one of the following safeguards is implemented:</text:p>
        <text:list xml:id="list4152818917" text:style-name="L21">
          <text:list-item>
            <text:p text:style-name="P16">Where we use certain service providers, we may use contracts which give personal data the same protection it has in Europe; and </text:p>
          </text:list-item>
          <text:list-item>
            <text:p text:style-name="P8">Where we use providers based in the US, we may transfer data to them if they are part of the Privacy Shield which requires them to provide similar protection to personal data shared between the Europe and the US. For further details, see European Commission: EU-US Privacy Shield. </text:p>
          </text:list-item>
        </text:list>
        <text:p text:style-name="Text_20_body">Please <text:a xlink:type="simple" xlink:href="http://www.speedyframework.com/contact.html" text:style-name="Internet_20_link" text:visited-style-name="Visited_20_Internet_20_Link">contact us</text:a> if you want further information on the specific mechanism used by us when transferring your personal data out of the EEA.</text:p>
      </text:section>
      <text:section text:style-name="Sect1" text:name="data_security">
        <text:h text:style-name="Heading_20_2" text:outline-level="2">7. Data security</text:h>
        <text:p text:style-name="Text_20_body">We have put in place appropriate security measures to prevent your personal data from being accidentally lost, used or accessed in an unauthorised way, altered or disclosed. In addition, we limit access to your personal data to those employees, agents, contractors and other third parties who have a business need to know. They will only process your personal data on our instructions and they are subject to a duty of confidentiality.</text:p>
        <text:p text:style-name="Text_20_body">We have put in place procedures to deal with any suspected personal data breach and will notify you and any applicable regulator of a breach where we are legally required to do so.</text:p>
      </text:section>
      <text:section text:style-name="Sect1" text:name="data_retention">
        <text:h text:style-name="Heading_20_2" text:outline-level="2">8. Data retention</text:h>
        <text:p text:style-name="Text_20_body">We will only retain your personal data for as long as necessary to fulfil the purposes we collected it for, including for the purposes of satisfying any legal, accounting, or reporting requirements.</text:p>
        <text:p text:style-name="Text_20_body">To determine the appropriate retention period for personal data, we consider the amount, nature, and sensitivity of the personal data, the potential risk of harm from unauthorised use or disclosure of your personal data, the purposes for which we process your personal data and whether we can achieve those purposes through other means, and the applicable legal requirements.</text:p>
        <text:p text:style-name="Text_20_body">In some circumstances you can ask us to delete your data.</text:p>
        <text:p text:style-name="Text_20_body">In some circumstances we may anonymise your personal data (so that it can no longer be associated with you) for research or statistical purposes in which case we may use this information indefinitely without further notice to you.</text:p>
      </text:section>
      <text:section text:style-name="Sect1" text:name="legal_rights">
        <text:h text:style-name="Heading_20_2" text:outline-level="2">9. Your legal rights</text:h>
        <text:p text:style-name="Text_20_body">Under certain circumstances, you have rights under data protection laws in relation to your personal data. You have the right to:</text:p>
        <text:list xml:id="list1356222591" text:style-name="L22">
          <text:list-item>
            <text:p text:style-name="P17"><text:soft-page-break/><text:span text:style-name="T2">Request access</text:span> to your personal data (commonly known as a "data subject access request"). This enables you to receive a copy of the personal data we hold about you and to check that we are lawfully processing it. </text:p>
          </text:list-item>
          <text:list-item>
            <text:p text:style-name="P17"><text:span text:style-name="T2">Request correction</text:span> of the personal data that we hold about you. This enables you to have any incomplete or inaccurate data we hold about you corrected, though we may need to verify the accuracy of the new data you provide to us. </text:p>
          </text:list-item>
          <text:list-item>
            <text:p text:style-name="P17"><text:span text:style-name="T2">Request erasure</text:span> of your personal data. This enables you to ask us to delete or remove personal data where there is no good reason for us continuing to process it. You also have the right to ask us to delete or remove your personal data where you have successfully exercised your right to object to processing (see below), where we may have processed your information unlawfully or where we are required to erase your personal data to comply with local law. Note, however, that we may not always be able to comply with your request of erasure for specific legal reasons which will be notified to you, if applicable, at the time of your request. </text:p>
          </text:list-item>
          <text:list-item>
            <text:p text:style-name="P17"><text:span text:style-name="T2">Object to processing</text:span> of your personal data where we are relying on a legitimate interest (or those of a third party) and there is something about your particular situation which makes you want to object to processing on this ground as you feel it impacts on your fundamental rights and freedoms. You also have the right to object where we are processing your personal data for direct marketing purposes. In some cases, we may demonstrate that we have compelling legitimate grounds to process your information which override your rights and freedoms. </text:p>
          </text:list-item>
          <text:list-item>
            <text:p text:style-name="P17"><text:span text:style-name="T2">Request restriction of processing</text:span> of your personal data. This enables you to ask us to suspend the processing of your personal data in the following scenarios: (a) if you want us to establish the data's accuracy; (b) where our use of the data is unlawful but you do not want us to erase it; (c) where you need us to hold the data even if we no longer require it as you need it to establish, exercise or defend legal claims; or (d) you have objected to our use of your data but we need to verify whether we have overriding legitimate grounds to use it. </text:p>
          </text:list-item>
          <text:list-item>
            <text:p text:style-name="P17"><text:span text:style-name="T2">Request the transfer</text:span> of your personal data to you or to a third party. We will provide to you, or a third party you have chosen, your personal data in a structured, commonly used, machine-readable format. Note that this right only applies to automated information which you initially provided consent for us to use or where we used the information to perform a contract with you. </text:p>
          </text:list-item>
          <text:list-item>
            <text:p text:style-name="P9"><text:span text:style-name="T2">Withdraw consent at any time</text:span> where we are relying on consent to process your personal data. However, this will not affect the lawfulness of any processing carried out before you withdraw your consent. If you withdraw your consent, we may not be able to provide certain products or services to you. We will advise you if this is the case at the time you withdraw your consent. </text:p>
          </text:list-item>
        </text:list>
        <text:p text:style-name="Text_20_body">If you wish to exercise any of the rights set out above, please <text:a xlink:type="simple" xlink:href="http://www.speedyframework.com/contact.html" text:style-name="Internet_20_link" text:visited-style-name="Visited_20_Internet_20_Link">contact us</text:a>.</text:p>
        <text:h text:style-name="Heading_20_3" text:outline-level="3">No fee usually required</text:h>
        <text:p text:style-name="Text_20_body">You will not have to pay a fee to access your personal data (or to exercise any of the other rights). However, we may charge a reasonable fee if your request is clearly unfounded, repetitive or excessive. Alternatively, we may refuse to comply with your request in these circumstances.</text:p>
        <text:h text:style-name="Heading_20_3" text:outline-level="3"><text:soft-page-break/>What we may need from you</text:h>
        <text:p text:style-name="Text_20_body">We may need to request specific information from you to help us confirm your identity and ensure your right to access your personal data (or to exercise any of your other rights). This is a security measure to ensure that personal data is not disclosed to any person who has no right to receive it. We may also contact you to ask you for further information in relation to your request to speed up our response.</text:p>
        <text:h text:style-name="Heading_20_3" text:outline-level="3">Time limit to respond</text:h>
        <text:p text:style-name="Text_20_body">We try to respond to all legitimate requests within one month. Occasionally it may take us longer than a month if your request is particularly complex or you have made a number of requests. In this case, we will notify you and keep you update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18:35:01.771027487</meta:creation-date>
    <dc:date>2019-05-15T14:36:29.335130641</dc:date>
    <meta:editing-duration>PT16M58S</meta:editing-duration>
    <meta:editing-cycles>5</meta:editing-cycles>
    <meta:generator>LibreOffice/6.0.7.3$Linux_X86_64 LibreOffice_project/00m0$Build-3</meta:generator>
    <dc:title>Privacy Policy</dc:title>
    <meta:document-statistic meta:table-count="1" meta:image-count="0" meta:object-count="0" meta:page-count="9" meta:paragraph-count="169" meta:word-count="3646" meta:character-count="21353" meta:non-whitespace-character-count="17876"/>
  </office:meta>
</office:document-meta>
</file>